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5"/>
        <table:table-column table:style-name="co3" table:default-cell-style-name="ce8"/>
        <table:table-column table:style-name="co2" table:default-cell-style-name="ce11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chromosome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third</text:p>
          </table:table-cell>
          <table:table-cell table:style-name="ce4" office:value-type="string" calcext:value-type="string">
            <text:p>fourth</text:p>
          </table:table-cell>
          <table:table-cell table:style-name="ce4" office:value-type="string" calcext:value-type="string">
            <text:p>fifth</text:p>
          </table:table-cell>
          <table:table-cell table:style-name="ce7" office:value-type="string" calcext:value-type="string">
            <text:p>subgenome</text:p>
          </table:table-cell>
          <table:table-cell table:style-name="ce10" office:value-type="string" calcext:value-type="string">
            <text:p>remain%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chr1A</text:p>
          </table:table-cell>
          <table:table-cell office:value-type="float" office:value="203173" calcext:value-type="float">
            <text:p>203,173</text:p>
          </table:table-cell>
          <table:table-cell office:value-type="float" office:value="190595" calcext:value-type="float">
            <text:p>190,595</text:p>
          </table:table-cell>
          <table:table-cell table:number-columns-repeated="2" office:value-type="float" office:value="23402" calcext:value-type="float">
            <text:p>23,402</text:p>
          </table:table-cell>
          <table:table-cell office:value-type="float" office:value="1687" calcext:value-type="float">
            <text:p>1,68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</text:p>
          </table:table-cell>
          <table:table-cell office:value-type="float" office:value="0.436082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2A</text:p>
          </table:table-cell>
          <table:table-cell office:value-type="float" office:value="256632" calcext:value-type="float">
            <text:p>256,632</text:p>
          </table:table-cell>
          <table:table-cell office:value-type="float" office:value="240776" calcext:value-type="float">
            <text:p>240,776</text:p>
          </table:table-cell>
          <table:table-cell table:number-columns-repeated="2" office:value-type="float" office:value="27951" calcext:value-type="float">
            <text:p>27,951</text:p>
          </table:table-cell>
          <table:table-cell office:value-type="float" office:value="2410" calcext:value-type="float">
            <text:p>2,410</text:p>
          </table:table-cell>
          <table:table-cell office:value-type="float" office:value="1038" calcext:value-type="float">
            <text:p>1,038</text:p>
          </table:table-cell>
          <table:table-cell office:value-type="string" calcext:value-type="string">
            <text:p>A</text:p>
          </table:table-cell>
          <table:table-cell office:value-type="float" office:value="0.40447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3A</text:p>
          </table:table-cell>
          <table:table-cell office:value-type="float" office:value="196787" calcext:value-type="float">
            <text:p>196,787</text:p>
          </table:table-cell>
          <table:table-cell office:value-type="float" office:value="184121" calcext:value-type="float">
            <text:p>184,121</text:p>
          </table:table-cell>
          <table:table-cell table:number-columns-repeated="2" office:value-type="float" office:value="24631" calcext:value-type="float">
            <text:p>24,631</text:p>
          </table:table-cell>
          <table:table-cell office:value-type="float" office:value="1931" calcext:value-type="float">
            <text:p>1,931</text:p>
          </table:table-cell>
          <table:table-cell office:value-type="float" office:value="1023" calcext:value-type="float">
            <text:p>1,023</text:p>
          </table:table-cell>
          <table:table-cell office:value-type="string" calcext:value-type="string">
            <text:p>A</text:p>
          </table:table-cell>
          <table:table-cell office:value-type="float" office:value="0.519851" calcext:value-type="float">
            <text:p>0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4A</text:p>
          </table:table-cell>
          <table:table-cell office:value-type="float" office:value="195121" calcext:value-type="float">
            <text:p>195,121</text:p>
          </table:table-cell>
          <table:table-cell office:value-type="float" office:value="183327" calcext:value-type="float">
            <text:p>183,327</text:p>
          </table:table-cell>
          <table:table-cell table:number-columns-repeated="2" office:value-type="float" office:value="20198" calcext:value-type="float">
            <text:p>20,198</text:p>
          </table:table-cell>
          <table:table-cell office:value-type="float" office:value="1553" calcext:value-type="float">
            <text:p>1,55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</text:p>
          </table:table-cell>
          <table:table-cell office:value-type="float" office:value="0.403339" calcext:value-type="float">
            <text:p>0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5A</text:p>
          </table:table-cell>
          <table:table-cell office:value-type="float" office:value="182645" calcext:value-type="float">
            <text:p>182,645</text:p>
          </table:table-cell>
          <table:table-cell office:value-type="float" office:value="169767" calcext:value-type="float">
            <text:p>169,767</text:p>
          </table:table-cell>
          <table:table-cell table:number-columns-repeated="2" office:value-type="float" office:value="25203" calcext:value-type="float">
            <text:p>25,203</text:p>
          </table:table-cell>
          <table:table-cell office:value-type="float" office:value="1935" calcext:value-type="float">
            <text:p>1,935</text:p>
          </table:table-cell>
          <table:table-cell office:value-type="float" office:value="1126" calcext:value-type="float">
            <text:p>1,126</text:p>
          </table:table-cell>
          <table:table-cell office:value-type="string" calcext:value-type="string">
            <text:p>A</text:p>
          </table:table-cell>
          <table:table-cell office:value-type="float" office:value="0.616496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6A</text:p>
          </table:table-cell>
          <table:table-cell office:value-type="float" office:value="178894" calcext:value-type="float">
            <text:p>178,894</text:p>
          </table:table-cell>
          <table:table-cell office:value-type="float" office:value="167682" calcext:value-type="float">
            <text:p>167,682</text:p>
          </table:table-cell>
          <table:table-cell table:number-columns-repeated="2" office:value-type="float" office:value="16566" calcext:value-type="float">
            <text:p>16,566</text:p>
          </table:table-cell>
          <table:table-cell office:value-type="float" office:value="1358" calcext:value-type="float">
            <text:p>1,35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</text:p>
          </table:table-cell>
          <table:table-cell office:value-type="float" office:value="0.414212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7A</text:p>
          </table:table-cell>
          <table:table-cell office:value-type="float" office:value="239010" calcext:value-type="float">
            <text:p>239,010</text:p>
          </table:table-cell>
          <table:table-cell office:value-type="float" office:value="224835" calcext:value-type="float">
            <text:p>224,835</text:p>
          </table:table-cell>
          <table:table-cell table:number-columns-repeated="2" office:value-type="float" office:value="23556" calcext:value-type="float">
            <text:p>23,556</text:p>
          </table:table-cell>
          <table:table-cell office:value-type="float" office:value="1887" calcext:value-type="float">
            <text:p>1,887</text:p>
          </table:table-cell>
          <table:table-cell office:value-type="float" office:value="1034" calcext:value-type="float">
            <text:p>1,034</text:p>
          </table:table-cell>
          <table:table-cell office:value-type="string" calcext:value-type="string">
            <text:p>A</text:p>
          </table:table-cell>
          <table:table-cell office:value-type="float" office:value="0.432618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1B</text:p>
          </table:table-cell>
          <table:table-cell office:value-type="float" office:value="214253" calcext:value-type="float">
            <text:p>214,253</text:p>
          </table:table-cell>
          <table:table-cell office:value-type="float" office:value="200962" calcext:value-type="float">
            <text:p>200,962</text:p>
          </table:table-cell>
          <table:table-cell office:value-type="float" office:value="18812" calcext:value-type="float">
            <text:p>18,812</text:p>
          </table:table-cell>
          <table:table-cell office:value-type="float" office:value="12873" calcext:value-type="float">
            <text:p>12,873</text:p>
          </table:table-cell>
          <table:table-cell office:value-type="float" office:value="1433" calcext:value-type="float">
            <text:p>1,43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B</text:p>
          </table:table-cell>
          <table:table-cell office:value-type="float" office:value="0.364056" calcext:value-type="float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2B</text:p>
          </table:table-cell>
          <table:table-cell office:value-type="float" office:value="296643" calcext:value-type="float">
            <text:p>296,643</text:p>
          </table:table-cell>
          <table:table-cell office:value-type="float" office:value="279018" calcext:value-type="float">
            <text:p>279,018</text:p>
          </table:table-cell>
          <table:table-cell office:value-type="float" office:value="25700" calcext:value-type="float">
            <text:p>25,700</text:p>
          </table:table-cell>
          <table:table-cell office:value-type="float" office:value="22404" calcext:value-type="float">
            <text:p>22,404</text:p>
          </table:table-cell>
          <table:table-cell office:value-type="float" office:value="2073" calcext:value-type="float">
            <text:p>2,07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  <table:table-cell office:value-type="float" office:value="0.332049" calcext:value-type="float">
            <text:p>0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3B</text:p>
          </table:table-cell>
          <table:table-cell office:value-type="float" office:value="234021" calcext:value-type="float">
            <text:p>234,021</text:p>
          </table:table-cell>
          <table:table-cell office:value-type="float" office:value="219401" calcext:value-type="float">
            <text:p>219,401</text:p>
          </table:table-cell>
          <table:table-cell office:value-type="float" office:value="23379" calcext:value-type="float">
            <text:p>23,379</text:p>
          </table:table-cell>
          <table:table-cell office:value-type="float" office:value="15581" calcext:value-type="float">
            <text:p>15,581</text:p>
          </table:table-cell>
          <table:table-cell office:value-type="float" office:value="1883" calcext:value-type="float">
            <text:p>1,88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B</text:p>
          </table:table-cell>
          <table:table-cell office:value-type="float" office:value="0.390136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4B</text:p>
          </table:table-cell>
          <table:table-cell office:value-type="float" office:value="128081" calcext:value-type="float">
            <text:p>128,081</text:p>
          </table:table-cell>
          <table:table-cell office:value-type="float" office:value="118974" calcext:value-type="float">
            <text:p>118,974</text:p>
          </table:table-cell>
          <table:table-cell office:value-type="float" office:value="17159" calcext:value-type="float">
            <text:p>17,159</text:p>
          </table:table-cell>
          <table:table-cell office:value-type="float" office:value="10267" calcext:value-type="float">
            <text:p>10,267</text:p>
          </table:table-cell>
          <table:table-cell office:value-type="float" office:value="1178" calcext:value-type="float">
            <text:p>1,17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</text:p>
          </table:table-cell>
          <table:table-cell office:value-type="float" office:value="0.431758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5B</text:p>
          </table:table-cell>
          <table:table-cell office:value-type="float" office:value="200881" calcext:value-type="float">
            <text:p>200,881</text:p>
          </table:table-cell>
          <table:table-cell office:value-type="float" office:value="187412" calcext:value-type="float">
            <text:p>187,412</text:p>
          </table:table-cell>
          <table:table-cell office:value-type="float" office:value="20306" calcext:value-type="float">
            <text:p>20,306</text:p>
          </table:table-cell>
          <table:table-cell office:value-type="float" office:value="13533" calcext:value-type="float">
            <text:p>13,533</text:p>
          </table:table-cell>
          <table:table-cell office:value-type="float" office:value="1653" calcext:value-type="float">
            <text:p>1,65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</text:p>
          </table:table-cell>
          <table:table-cell office:value-type="float" office:value="0.444542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6B</text:p>
          </table:table-cell>
          <table:table-cell office:value-type="float" office:value="227261" calcext:value-type="float">
            <text:p>227,261</text:p>
          </table:table-cell>
          <table:table-cell office:value-type="float" office:value="213964" calcext:value-type="float">
            <text:p>213,964</text:p>
          </table:table-cell>
          <table:table-cell office:value-type="float" office:value="18576" calcext:value-type="float">
            <text:p>18,576</text:p>
          </table:table-cell>
          <table:table-cell office:value-type="float" office:value="12652" calcext:value-type="float">
            <text:p>12,652</text:p>
          </table:table-cell>
          <table:table-cell office:value-type="float" office:value="1570" calcext:value-type="float">
            <text:p>1,57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B</text:p>
          </table:table-cell>
          <table:table-cell office:value-type="float" office:value="0.319897" calcext:value-type="float">
            <text:p>0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7B</text:p>
          </table:table-cell>
          <table:table-cell office:value-type="float" office:value="195007" calcext:value-type="float">
            <text:p>195,007</text:p>
          </table:table-cell>
          <table:table-cell office:value-type="float" office:value="183041" calcext:value-type="float">
            <text:p>183,041</text:p>
          </table:table-cell>
          <table:table-cell office:value-type="float" office:value="19945" calcext:value-type="float">
            <text:p>19,945</text:p>
          </table:table-cell>
          <table:table-cell office:value-type="float" office:value="13290" calcext:value-type="float">
            <text:p>13,290</text:p>
          </table:table-cell>
          <table:table-cell office:value-type="float" office:value="1635" calcext:value-type="float">
            <text:p>1,63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B</text:p>
          </table:table-cell>
          <table:table-cell office:value-type="float" office:value="0.387678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1D</text:p>
          </table:table-cell>
          <table:table-cell office:value-type="float" office:value="138345" calcext:value-type="float">
            <text:p>138,345</text:p>
          </table:table-cell>
          <table:table-cell office:value-type="float" office:value="131127" calcext:value-type="float">
            <text:p>131,127</text:p>
          </table:table-cell>
          <table:table-cell office:value-type="float" office:value="17688" calcext:value-type="float">
            <text:p>17,688</text:p>
          </table:table-cell>
          <table:table-cell office:value-type="float" office:value="15348" calcext:value-type="float">
            <text:p>15,348</text:p>
          </table:table-cell>
          <table:table-cell office:value-type="float" office:value="1660" calcext:value-type="float">
            <text:p>1,66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</text:p>
          </table:table-cell>
          <table:table-cell office:value-type="float" office:value="0.325997" calcext:value-type="float">
            <text:p>0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2D</text:p>
          </table:table-cell>
          <table:table-cell office:value-type="float" office:value="195792" calcext:value-type="float">
            <text:p>195,792</text:p>
          </table:table-cell>
          <table:table-cell office:value-type="float" office:value="185188" calcext:value-type="float">
            <text:p>185,188</text:p>
          </table:table-cell>
          <table:table-cell office:value-type="float" office:value="17126" calcext:value-type="float">
            <text:p>17,126</text:p>
          </table:table-cell>
          <table:table-cell office:value-type="float" office:value="15408" calcext:value-type="float">
            <text:p>15,408</text:p>
          </table:table-cell>
          <table:table-cell office:value-type="float" office:value="2096" calcext:value-type="float">
            <text:p>2,09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</text:p>
          </table:table-cell>
          <table:table-cell office:value-type="float" office:value="0.278357" calcext:value-type="float">
            <text:p>0.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3D</text:p>
          </table:table-cell>
          <table:table-cell office:value-type="float" office:value="124530" calcext:value-type="float">
            <text:p>124,530</text:p>
          </table:table-cell>
          <table:table-cell office:value-type="float" office:value="117747" calcext:value-type="float">
            <text:p>117,747</text:p>
          </table:table-cell>
          <table:table-cell office:value-type="float" office:value="13316" calcext:value-type="float">
            <text:p>13,316</text:p>
          </table:table-cell>
          <table:table-cell office:value-type="float" office:value="10183" calcext:value-type="float">
            <text:p>10,183</text:p>
          </table:table-cell>
          <table:table-cell office:value-type="float" office:value="1734" calcext:value-type="float">
            <text:p>1,73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D</text:p>
          </table:table-cell>
          <table:table-cell office:value-type="float" office:value="0.435236" calcext:value-type="float">
            <text:p>0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4D</text:p>
          </table:table-cell>
          <table:table-cell office:value-type="float" office:value="52616" calcext:value-type="float">
            <text:p>52,616</text:p>
          </table:table-cell>
          <table:table-cell office:value-type="float" office:value="49231" calcext:value-type="float">
            <text:p>49,231</text:p>
          </table:table-cell>
          <table:table-cell office:value-type="float" office:value="6067" calcext:value-type="float">
            <text:p>6,067</text:p>
          </table:table-cell>
          <table:table-cell office:value-type="float" office:value="3754" calcext:value-type="float">
            <text:p>3,754</text:p>
          </table:table-cell>
          <table:table-cell office:value-type="float" office:value="804" calcext:value-type="float">
            <text:p>80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</text:p>
          </table:table-cell>
          <table:table-cell office:value-type="float" office:value="0.503649" calcext:value-type="float">
            <text:p>0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5D</text:p>
          </table:table-cell>
          <table:table-cell office:value-type="float" office:value="114690" calcext:value-type="float">
            <text:p>114,690</text:p>
          </table:table-cell>
          <table:table-cell office:value-type="float" office:value="107783" calcext:value-type="float">
            <text:p>107,783</text:p>
          </table:table-cell>
          <table:table-cell office:value-type="float" office:value="12216" calcext:value-type="float">
            <text:p>12,216</text:p>
          </table:table-cell>
          <table:table-cell office:value-type="float" office:value="9268" calcext:value-type="float">
            <text:p>9,268</text:p>
          </table:table-cell>
          <table:table-cell office:value-type="float" office:value="1704" calcext:value-type="float">
            <text:p>1,70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</text:p>
          </table:table-cell>
          <table:table-cell office:value-type="float" office:value="0.405441" calcext:value-type="float">
            <text:p>0.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6D</text:p>
          </table:table-cell>
          <table:table-cell office:value-type="float" office:value="120298" calcext:value-type="float">
            <text:p>120,298</text:p>
          </table:table-cell>
          <table:table-cell office:value-type="float" office:value="114191" calcext:value-type="float">
            <text:p>114,191</text:p>
          </table:table-cell>
          <table:table-cell office:value-type="float" office:value="12850" calcext:value-type="float">
            <text:p>12,850</text:p>
          </table:table-cell>
          <table:table-cell office:value-type="float" office:value="10786" calcext:value-type="float">
            <text:p>10,786</text:p>
          </table:table-cell>
          <table:table-cell office:value-type="float" office:value="1773" calcext:value-type="float">
            <text:p>1,77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</text:p>
          </table:table-cell>
          <table:table-cell office:value-type="float" office:value="0.359108" calcext:value-type="float">
            <text:p>0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r7D</text:p>
          </table:table-cell>
          <table:table-cell office:value-type="float" office:value="155848" calcext:value-type="float">
            <text:p>155,848</text:p>
          </table:table-cell>
          <table:table-cell office:value-type="float" office:value="148237" calcext:value-type="float">
            <text:p>148,237</text:p>
          </table:table-cell>
          <table:table-cell office:value-type="float" office:value="19574" calcext:value-type="float">
            <text:p>19,574</text:p>
          </table:table-cell>
          <table:table-cell office:value-type="float" office:value="16299" calcext:value-type="float">
            <text:p>16,299</text:p>
          </table:table-cell>
          <table:table-cell office:value-type="float" office:value="2410" calcext:value-type="float">
            <text:p>2,41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</text:p>
          </table:table-cell>
          <table:table-cell office:value-type="float" office:value="0.351625" calcext:value-type="float">
            <text:p>0.3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6" table:formula="of:=SUM([.B2:.B22])" office:value-type="float" office:value="3850528" calcext:value-type="float">
            <text:p>3,850,528</text:p>
          </table:table-cell>
          <table:table-cell table:style-name="ce6" table:formula="of:=SUM([.C2:.C22])" office:value-type="float" office:value="3617379" calcext:value-type="float">
            <text:p>3,617,379</text:p>
          </table:table-cell>
          <table:table-cell table:style-name="ce6" table:formula="of:=SUM([.D2:.D22])" office:value-type="float" office:value="404221" calcext:value-type="float">
            <text:p>404,221</text:p>
          </table:table-cell>
          <table:table-cell table:style-name="ce6" table:formula="of:=SUM([.E2:.E22])" office:value-type="float" office:value="343153" calcext:value-type="float">
            <text:p>343,153</text:p>
          </table:table-cell>
          <table:table-cell table:style-name="ce6" table:formula="of:=SUM([.F2:.F22])" office:value-type="float" office:value="36367" calcext:value-type="float">
            <text:p>36,367</text:p>
          </table:table-cell>
          <table:table-cell table:style-name="ce6" table:formula="of:=SUM([.G2:.G22])" office:value-type="float" office:value="15490" calcext:value-type="float">
            <text:p>15,490</text:p>
          </table:table-cell>
          <table:table-cell table:style-name="ce9" office:value-type="string" calcext:value-type="string">
            <text:p>chromosome average</text:p>
          </table:table-cell>
          <table:table-cell table:style-name="ce12" table:formula="of:=AVERAGE([.I2:.I22])" office:value-type="float" office:value="0.407457" calcext:value-type="float">
            <text:p>0.41</text:p>
          </table:table-cell>
          <table:table-cell table:style-name="ce13"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SB Lang</meta:initial-creator>
    <meta:creation-date>2018-10-01T10:33:35.149401059</meta:creation-date>
    <dc:date>2018-10-01T10:37:55.062962963</dc:date>
    <dc:creator>PGSB Lang</dc:creator>
    <meta:editing-duration>PT4M18S</meta:editing-duration>
    <meta:editing-cycles>3</meta:editing-cycles>
    <meta:generator>LibreOffice/5.0.6.2$Linux_X86_64 LibreOffice_project/00$Build-2</meta:generator>
    <meta:document-statistic meta:table-count="1" meta:cell-count="207" meta:object-count="0"/>
    <meta:user-defined meta:name="Mendeley_Bookmark_gf3tUDu0jR_73">ticle": ""}, {"given": "Timothy J.", "dropping-particle": "", "suffix": "", "family": "Close", "parse-names": false, "non-dropping-particle": ""}, {"given": "Roger P.", "dropping-particle": "", "suffix": "", "family": "Wise", "parse-names": false, "non-dr</meta:user-defined>
    <meta:user-defined meta:name="Mendeley_Bookmark_gf3tUDu0jR_74">opping-particle": ""}, {"given": "Nils", "dropping-particle": "", "suffix": "", "family": "Stein", "parse-names": false, "non-dropping-particle": ""}], "issued": {"date-parts": [["2012", "11", "17"]]}, "ISSN": "0028-0836", "page": "711-716", "volume": "49</meta:user-defined>
    <meta:user-defined meta:name="Mendeley_Bookmark_gf3tUDu0jR_75">1", "container-title": "Nature", "title": "A physical, genetic and functional sequence assembly of the barley genome", "issue": "7426", "id": "ITEM-1"}}], "properties": {"noteIndex": 0}, "schema": "https://github.com/citation-style-language/schema/raw/mas</meta:user-defined>
    <meta:user-defined meta:name="Mendeley_Bookmark_gf3tUDu0jR_76">ter/csl-citation.json"}</meta:user-defined>
  </office:meta>
</office:document-meta>
</file>